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625in" fo:margin-left="1.2854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2pt" fo:font-weight="normal" officeooo:rsid="00012758" officeooo:paragraph-rsid="0001275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12758" officeooo:paragraph-rsid="000127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normal" officeooo:rsid="0002a915" officeooo:paragraph-rsid="0002a9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fo:font-weight="normal" officeooo:rsid="0003194a" officeooo:paragraph-rsid="0003194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font-weight="normal" officeooo:rsid="0003194a" officeooo:paragraph-rsid="000319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normal" officeooo:rsid="00040e19" officeooo:paragraph-rsid="00040e1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normal" officeooo:rsid="00040e19" officeooo:paragraph-rsid="000cbbc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normal" officeooo:rsid="00041ea8" officeooo:paragraph-rsid="00041e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font-weight="normal" officeooo:rsid="0005a9ff" officeooo:paragraph-rsid="0005a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normal" officeooo:rsid="00069f9d" officeooo:paragraph-rsid="00069f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paragraph-rsid="0002a915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normal" officeooo:rsid="0002a915" officeooo:paragraph-rsid="0002a915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style="normal" fo:font-weight="normal" officeooo:rsid="0002678b" officeooo:paragraph-rsid="0002a91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002a915" officeooo:paragraph-rsid="0002a91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002a915" officeooo:paragraph-rsid="0002d70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2pt" fo:font-style="normal" fo:font-weight="normal" officeooo:rsid="00041ea8" officeooo:paragraph-rsid="00041ea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0pt" fo:font-weight="normal" officeooo:rsid="00012758" officeooo:paragraph-rsid="0001275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0pt" fo:font-weight="normal" officeooo:rsid="00012758" officeooo:paragraph-rsid="00041ea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0pt" fo:font-style="italic" fo:font-weight="normal" officeooo:rsid="00012758" officeooo:paragraph-rsid="00012758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Ubuntu" fo:font-size="22pt" fo:font-weight="bold" officeooo:rsid="00012758" officeooo:paragraph-rsid="00012758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4pt" fo:font-weight="bold" officeooo:rsid="00040e19" officeooo:paragraph-rsid="00040e1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040e19" officeooo:paragraph-rsid="00040e1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2pt" fo:font-weight="normal" officeooo:rsid="0003194a" officeooo:paragraph-rsid="0003194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0pt" fo:font-weight="normal" officeooo:rsid="001d0eb7" officeooo:paragraph-rsid="001a672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" fo:font-size="10pt" fo:font-weight="normal" officeooo:rsid="001d0eb7" officeooo:paragraph-rsid="001e9839" style:font-size-asian="10pt" style:font-weight-asian="normal" style:font-size-complex="10pt" style:font-weight-complex="normal"/>
    </style:style>
    <style:style style:name="P26" style:family="paragraph">
      <loext:graphic-properties draw:fill="solid" draw:fill-color="#dddddd"/>
      <style:text-properties style:font-name="Ubuntu Mono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ea0e" style:font-style-asian="italic" style:font-style-complex="italic"/>
    </style:style>
    <style:style style:name="T3" style:family="text">
      <style:text-properties fo:font-style="italic" officeooo:rsid="0006eef4" style:font-style-asian="italic" style:font-style-complex="italic"/>
    </style:style>
    <style:style style:name="T4" style:family="text">
      <style:text-properties fo:font-style="italic" officeooo:rsid="0008c449" style:font-style-asian="italic" style:font-style-complex="italic"/>
    </style:style>
    <style:style style:name="T5" style:family="text">
      <style:text-properties fo:font-style="italic" officeooo:rsid="000ab1d3" style:font-style-asian="italic" style:font-style-complex="italic"/>
    </style:style>
    <style:style style:name="T6" style:family="text">
      <style:text-properties fo:font-style="italic" officeooo:rsid="000cbbce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officeooo:rsid="0002678b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tyle="italic" officeooo:rsid="00012758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tyle="italic" officeooo:rsid="000f3810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ea0e" style:font-style-asian="normal" style:font-style-complex="normal"/>
    </style:style>
    <style:style style:name="T14" style:family="text">
      <style:text-properties fo:font-style="normal" officeooo:rsid="00062eda" style:font-style-asian="normal" style:font-style-complex="normal"/>
    </style:style>
    <style:style style:name="T15" style:family="text">
      <style:text-properties fo:font-style="normal" officeooo:rsid="0006eef4" style:font-style-asian="normal" style:font-style-complex="normal"/>
    </style:style>
    <style:style style:name="T16" style:family="text">
      <style:text-properties fo:font-style="normal" officeooo:rsid="0008c449" style:font-style-asian="normal" style:font-style-complex="normal"/>
    </style:style>
    <style:style style:name="T17" style:family="text">
      <style:text-properties fo:font-style="normal" officeooo:rsid="00092edf" style:font-style-asian="normal" style:font-style-complex="normal"/>
    </style:style>
    <style:style style:name="T18" style:family="text">
      <style:text-properties fo:font-style="normal" officeooo:rsid="00092fad" style:font-style-asian="normal" style:font-style-complex="normal"/>
    </style:style>
    <style:style style:name="T19" style:family="text">
      <style:text-properties fo:font-style="normal" officeooo:rsid="000ab1d3" style:font-style-asian="normal" style:font-style-complex="normal"/>
    </style:style>
    <style:style style:name="T20" style:family="text">
      <style:text-properties fo:font-style="normal" officeooo:rsid="000cbbce" style:font-style-asian="normal" style:font-style-complex="normal"/>
    </style:style>
    <style:style style:name="T21" style:family="text">
      <style:text-properties fo:font-style="normal" officeooo:rsid="00132e0a" style:font-style-asian="normal" style:font-style-complex="normal"/>
    </style:style>
    <style:style style:name="T22" style:family="text">
      <style:text-properties fo:font-style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tyle="normal" officeooo:rsid="0002678b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tyle="normal" officeooo:rsid="0002a915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normal" officeooo:rsid="0003194a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normal" officeooo:rsid="00040e19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tyle="normal" officeooo:rsid="000f8da5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normal" officeooo:rsid="0011011b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012758" style:font-size-asian="10.5pt" style:font-weight-asian="normal" style:font-size-complex="12pt" style:font-weight-complex="normal"/>
    </style:style>
    <style:style style:name="T30" style:family="text">
      <style:text-properties officeooo:rsid="0002a915" style:font-size-asian="10.5pt" style:font-weight-asian="normal" style:font-size-complex="12pt" style:font-weight-complex="normal"/>
    </style:style>
    <style:style style:name="T31" style:family="text">
      <style:text-properties officeooo:rsid="0002678b" style:font-size-asian="10.5pt" style:font-weight-asian="normal" style:font-size-complex="12pt" style:font-weight-complex="normal"/>
    </style:style>
    <style:style style:name="T32" style:family="text">
      <style:text-properties officeooo:rsid="00040e19"/>
    </style:style>
    <style:style style:name="T33" style:family="text">
      <style:text-properties officeooo:rsid="00041ea8"/>
    </style:style>
    <style:style style:name="T34" style:family="text">
      <style:text-properties officeooo:rsid="0005ea0e"/>
    </style:style>
    <style:style style:name="T35" style:family="text">
      <style:text-properties officeooo:rsid="00069f9d"/>
    </style:style>
    <style:style style:name="T36" style:family="text">
      <style:text-properties officeooo:rsid="000ab1d3"/>
    </style:style>
    <style:style style:name="T37" style:family="text">
      <style:text-properties officeooo:rsid="000cbbce"/>
    </style:style>
    <style:style style:name="T38" style:family="text">
      <style:text-properties officeooo:rsid="0011011b"/>
    </style:style>
    <style:style style:name="T39" style:family="text">
      <style:text-properties officeooo:rsid="00132e0a"/>
    </style:style>
    <style:style style:name="T40" style:family="text">
      <style:text-properties officeooo:rsid="0015e67e"/>
    </style:style>
    <style:style style:name="T41" style:family="text">
      <style:text-properties style:font-name="Ubuntu Mono" fo:font-size="11pt" style:font-size-asian="11pt" style:font-size-complex="11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dddddd" fo:min-height="1.9866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5.8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ajtinova transformacija</text:p>
      <text:p text:style-name="P19">- seminarski rad -</text:p>
      <text:p text:style-name="P19"/>
      <text:p text:style-name="P19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pan text:style-name="T7">Autori</text:span><text:span text:style-name="T8">:</text:span></text:p>
          </table:table-cell>
          <table:table-cell table:style-name="Table1.B1" office:value-type="string">
            <text:p text:style-name="P17">Samardžija Miloš i Milićević Đorđe</text:p>
          </table:table-cell>
        </table:table-row>
        <table:table-row>
          <table:table-cell table:style-name="Table1.A2" office:value-type="string">
            <text:p text:style-name="P18"><text:span text:style-name="T7">Mentor</text:span><text:span text:style-name="T8">: </text:span></text:p>
          </table:table-cell>
          <table:table-cell table:style-name="Table1.B2" office:value-type="string">
            <text:p text:style-name="P17">Marić Filip</text:p>
          </table:table-cell>
        </table:table-row>
        <table:table-row>
          <table:table-cell table:style-name="Table1.A2" office:value-type="string">
            <text:p text:style-name="P18"><text:span text:style-name="T7">Predmet</text:span><text:span text:style-name="T1">:</text:span></text:p>
          </table:table-cell>
          <table:table-cell table:style-name="Table1.B2" office:value-type="string">
            <text:p text:style-name="P17">Automatsko rezonovanje, 2017. godine</text:p>
          </table:table-cell>
        </table:table-row>
        <table:table-row>
          <table:table-cell table:style-name="Table1.A2" office:value-type="string">
            <text:p text:style-name="P18"><text:span text:style-name="T7">Ustanova</text:span><text:span text:style-name="T1">: </text:span></text:p>
          </table:table-cell>
          <table:table-cell table:style-name="Table1.B2" office:value-type="string">
            <text:p text:style-name="P17">Univerzitet u Beogradu, Matematički fakultet</text:p>
          </table:table-cell>
        </table:table-row>
      </table:table>
      <text:p text:style-name="P2"/>
      <text:p text:style-name="P1"/>
      <text:p text:style-name="P2"/>
      <text:p text:style-name="P22">Kratak uvod</text:p>
      <text:p text:style-name="P2"/>
      <text:p text:style-name="P2"/>
      <text:p text:style-name="P11"><text:span text:style-name="T29">Transformisanjem formule u konjuktivnu normalnu formu </text:span><text:span text:style-name="T10">(KNF)</text:span><text:span text:style-name="T29"> možemo dobiti formulu čija je složenost eksponencijalna u odnosu na složenost početne formule. Umesto uobičajenog algoritma prevođenja formule u </text:span><text:span text:style-name="T27">konjuktivnu normalnu</text:span><text:span text:style-name="T29"> formu, u praksi se najčešće koristi Cajtinovo </text:span><text:span text:style-name="T30">(</text:span><text:span text:style-name="T11">Tseytin, Tseitin</text:span><text:span text:style-name="T30">)</text:span><text:span text:style-name="T29"> kodiranje, </text:span><text:span text:style-name="T31">koje je linearno u smislu vremena i prostora, ali uvodi nove promenljive, zbog čega rezultujuća formula nije logički ekvivalentna početnoj formuli, već je </text:span><text:span text:style-name="T9">slabo ekvivalentna:</text:span><text:span text:style-name="T23"> početna formula je zadovoljiva ako i samo ako je zadovoljiva rezultujuća formula. Kažemo još da je dobijena formula </text:span><text:span text:style-name="T9">ekvizadovoljiva</text:span><text:span text:style-name="T23">. </text:span><text:span text:style-name="T24">Dakle, koristeći Cajtinovu transformaciju, dobijamo ekvizadovoljivu formulu u konjuktivnoj normalnoj formu, koja je samo za konstantni faktor veća od polazne formule. </text:span><text:span text:style-name="T23">Za primene je to obično</text:span><text:span text:style-name="T27"> dovoljno</text:span><text:span text:style-name="T23"> </text:span><text:span text:style-name="T25">dobro.</text:span></text:p>
      <text:p text:style-name="P13"/>
      <text:p text:style-name="P12"><text:span text:style-name="T26">Pokažimo na</text:span><text:span text:style-name="T22"> jed</text:span><text:span text:style-name="T26">nom</text:span><text:span text:style-name="T22"> primer</text:span><text:span text:style-name="T26">u</text:span><text:span text:style-name="T22"> transformisanj</text:span><text:span text:style-name="T28">e</text:span><text:span text:style-name="T22"> iskazne formule u Cajtinovu konjuktivnu normalnu formu.</text:span></text:p>
      <text:p text:style-name="P14"/>
      <text:p text:style-name="P15">Neka je polazna iskazna formula<text:span text:style-name="T38"> sledećeg oblika</text:span>: </text:p>
      <text:p text:style-name="P15"><draw:frame draw:style-name="fr1" draw:name="Object1" text:anchor-type="as-char" svg:y="-0.152in" svg:width="1.6571in" svg:height="0.1992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Za sve podformule ćemo uvesti nove atome (iskazna slova): </text:p>
      <text:p text:style-name="P3"><draw:frame draw:style-name="fr1" draw:name="Object2" text:anchor-type="as-char" svg:y="-0.152in" svg:width="2.2283in" svg:height="0.212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3" text:anchor-type="as-char" svg:y="-0.152in" svg:width="2.7957in" svg:height="0.2126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1" draw:name="Object4" text:anchor-type="as-char" svg:y="-0.152in" svg:width="3.3693in" svg:height="0.2126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5" text:anchor-type="as-char" svg:y="-0.152in" svg:width="4.0693in" svg:height="0.2126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4">Ekvivalencije koje smo dobili se na uobičajen način prevode u konjuktivnu normalnu formu.</text:p>
      <text:p text:style-name="P4"/>
      <text:p text:style-name="P5"><text:span text:style-name="T32">Može se pokazati da se svaki konjukt transformiše u konjuktivnu normalnu formu sa najviše četiri klauze, od kojih svaka ima najviše tri literala. <text:s/></text:span>Problem kod Cajtinove transformacije je što uvodi veliki broj novih promenljivih, ali se broj promenljivih i broj klauza mo<text:span text:style-name="T32">gu</text:span> redukovati određenim tehnikama.</text:p>
      <text:p text:style-name="P5"/>
      <text:p text:style-name="P5"/>
      <text:p text:style-name="P5"/>
      <text:p text:style-name="P5"/>
      <text:p text:style-name="P5"/>
      <text:p text:style-name="P22"><text:soft-page-break/>Detalji implementacije i upotreba programa</text:p>
      <text:p text:style-name="P21"/>
      <text:p text:style-name="P21"/>
      <text:p text:style-name="P6">Program za prevođenje određene iskazne formule u Cajtinovu formu je napisan u programskom jeziku <text:span text:style-name="T1">C++</text:span>. Za leksičku analizu je korišćen alat <text:span text:style-name="T1">Flex</text:span>, dok je za parsiranje korišćen alat <text:span text:style-name="T1">Bison</text:span>. </text:p>
      <text:p text:style-name="P6"/>
      <text:p text:style-name="P6">Prevođenje programa se vrši komandom <text:span text:style-name="T1">make</text:span><text:span text:style-name="T20">, a brisanje fajlova nastalih u procesu kompilacije komandom </text:span><text:span text:style-name="T6">make clean</text:span>.</text:p>
      <text:p text:style-name="P6"/>
      <text:p text:style-name="P7">Iskazna formula koju želimo da transformišemo se unosi preko standardnog ulaza, nakon pokretanja programa<text:span text:style-name="T37"> komandom </text:span><text:span text:style-name="T6">./tseitin</text:span>. Po završeku unošenja formule, pritisnuti <text:span text:style-name="T1">‘;’</text:span><text:span text:style-name="T12">, </text:span><text:span text:style-name="T13">a zatim taster</text:span><text:span text:style-name="T2"> ‘Enter’</text:span><text:span text:style-name="T1">,</text:span> <text:span text:style-name="T34">i</text:span> ako je formula korektno unešena, program će na standardni izlaz ispisati <text:span text:style-name="T33">formulu koju ste uneli i</text:span> njenu Cajtinovu formu.</text:p>
      <text:p text:style-name="P6"/>
      <text:p text:style-name="P8">U <text:span text:style-name="T1">main</text:span> funkciji se nad parsiranom formulom poziva glavni<text:span text:style-name="T40"> (omotač)</text:span> metod <text:span text:style-name="T1">tseitinTransformation</text:span><text:span text:style-name="T12">, koji vrši transformaciju nad početnom formulom i vraća </text:span><text:span text:style-name="T19">njenu</text:span><text:span text:style-name="T12"> Cajtinov</text:span><text:span text:style-name="T19">u</text:span><text:span text:style-name="T12"> form</text:span><text:span text:style-name="T19">u</text:span><text:span text:style-name="T12">. Sledi prikaz</text:span><text:span text:style-name="T14"> implementacije</text:span><text:span text:style-name="T12"> tog metoda:</text:span></text:p>
      <text:p text:style-name="P16"/>
      <text:p text:style-name="P16"/>
      <text:p text:style-name="P16"><draw:frame text:anchor-type="paragraph" draw:z-index="4" draw:name="Shape1" draw:style-name="gr1" draw:text-style-name="P26" svg:width="4.1043in" svg:height="1.987in" svg:x="1.3409in" svg:y="0.0307in"><draw:text-box><text:p><text:span text:style-name="T41">Formula BaseFormula::tseitinTransformation()</text:span></text:p><text:p><text:span text:style-name="T41">{</text:span></text:p><text:p><text:span text:style-name="T41"><text:tab/></text:span><text:span text:style-name="T41">AtomSet as;</text:span></text:p><text:p><text:span text:style-name="T41"><text:tab/></text:span><text:span text:style-name="T41">Formula simpl = simplify()-&gt;pushNegation();</text:span></text:p><text:p><text:span text:style-name="T41"><text:tab/></text:span><text:span text:style-name="T41">simpl-&gt;getAtoms(as);</text:span></text:p><text:p><text:span text:style-name="T41"><text:tab/></text:span><text:span text:style-name="T41">Formula tmp = nullptr;</text:span></text:p><text:p><text:span text:style-name="T41"><text:tab/></text:span><text:span text:style-name="T41">Formula res = _tseitin(simpl, as, tmp);</text:span></text:p><text:p><text:span text:style-name="T41"/></text:p><text:p><text:span text:style-name="T41"><text:tab/></text:span><text:span text:style-name="T41">if(tmp.get() == nullptr)</text:span></text:p><text:p><text:span text:style-name="T41"><text:tab/></text:span><text:span text:style-name="T41"><text:tab/></text:span><text:span text:style-name="T41"> <text:s text:c="3"/></text:span><text:span text:style-name="T41">return res;</text:span></text:p><text:p><text:span text:style-name="T41"><text:tab/></text:span><text:span text:style-name="T41">else</text:span></text:p><text:p><text:span text:style-name="T41"><text:tab/></text:span><text:span text:style-name="T41"><text:tab/></text:span><text:span text:style-name="T41"> <text:s text:c="3"/></text:span><text:span text:style-name="T41">return make_shared&lt;And&gt;(res, tmp);</text:span></text:p><text:p><text:span text:style-name="T41">}</text:span></text:p></draw:text-box></draw:frame></text:p>
      <text:p text:style-name="P21"/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Ulazna formula se simplifikuje<text:span text:style-name="T36"> pozivom rekurzivne </text:span>metod<text:span text:style-name="T35">e</text:span> <text:span text:style-name="T1">simplify</text:span>, a zatim se uradi spuštanje negacija <text:span text:style-name="T35">rekurzivnom </text:span>metod<text:span text:style-name="T36">om </text:span><text:span text:style-name="T1">pushNegation</text:span>.</text:p>
      <text:p text:style-name="P9"/>
      <text:p text:style-name="P9">Zatim se nad formulom poziva <text:span text:style-name="T35">rekurzivni </text:span>metod <text:span text:style-name="T1">_tseitin</text:span> koji sprovodi Cajtinovu transformaciju<text:span text:style-name="T39"> i vraća novogenerisane atome</text:span>. <text:span text:style-name="T35">Na slici ispod se nalazi</text:span> prikaz implementacije tog metoda<text:span text:style-name="T35">.</text:span></text:p>
      <text:p text:style-name="P9"/>
      <text:p text:style-name="P10">Na samom početku metoda nad formulom se poziva metod <text:span text:style-name="T1">isNATF</text:span><text:span text:style-name="T12"> koji proverava da li je ulazna formula negacija, atom, konstanta </text:span><text:span text:style-name="T4">tačno</text:span><text:span text:style-name="T12"> ili konstanta </text:span><text:span text:style-name="T4">netačno</text:span><text:span text:style-name="T12">. Ukoliko je to zadovoljeno, kao rezultat se vraća prosleđena formula i izlazi se iz metoda </text:span><text:span text:style-name="T1">_tseitin</text:span><text:span text:style-name="T12">. Ukoliko to nije zadovoljneno, metod </text:span><text:span text:style-name="T1">_tseitin</text:span><text:span text:style-name="T12"> se rekurzivno poziva za </text:span><text:span text:style-name="T15">levu</text:span><text:span text:style-name="T12"> i </text:span><text:span text:style-name="T15">desnu</text:span><text:span text:style-name="T12"> </text:span><text:span text:style-name="T15">podformulu</text:span><text:span text:style-name="T12"> </text:span><text:span text:style-name="T15">ulazne</text:span><text:span text:style-name="T12"> formule</text:span><text:span text:style-name="T15">, a kao rezultat se dobijaju dve nove formule. Generiše se novi atom sa jedinstvenim identifikatorom koji obezbeđuje funkcija </text:span><text:span text:style-name="T3">getUniqueId</text:span><text:span text:style-name="T15">. U </text:span><text:span text:style-name="T3">switch </text:span><text:span text:style-name="T15">naredbi se, na osnovu tipa ulazne formule, pravi nova formula koja predstavlja konkatenaciju formula dobijenih rekurzivnom primenom </text:span><text:span text:style-name="T3">_tseitin</text:span><text:span text:style-name="T15"> metode na podformule ulazne formule.</text:span><text:span text:style-name="T16"> </text:span><text:span text:style-name="T19">U zavisnosti od vrednosti trećeg</text:span><text:span text:style-name="T17"> </text:span><text:span text:style-name="T19">parametra</text:span><text:span text:style-name="T17"> metode</text:span><text:span text:style-name="T19">, </text:span><text:span text:style-name="T5">tmp</text:span><text:span text:style-name="T19">, formira se </text:span><text:span text:style-name="T18">izlazn</text:span><text:span text:style-name="T19">a</text:span><text:span text:style-name="T18"> </text:span><text:span text:style-name="T19">formula</text:span><text:span text:style-name="T21"> (taj parametar se koristi za generisanje definicionih ekvivalencija)</text:span><text:span text:style-name="T19">.</text:span></text:p>
      <text:p text:style-name="P25"><text:span text:style-name="T1"/></text:p>
      <text:p text:style-name="P25"><text:span text:style-name="T1">Dodatak:</text:span> u program je ubačen ispis rezultujuće formule u <text:span text:style-name="T1">flat</text:span> formatu.</text:p>
      <text:p text:style-name="P25"/>
      <text:p text:style-name="P9"><draw:frame text:anchor-type="paragraph" draw:z-index="5" draw:name="Shape2" draw:style-name="gr2" draw:text-style-name="P26" svg:width="6.5732in" svg:height="5.8067in" svg:x="0.0807in" svg:y="0.1783in"><draw:text-box><text:p><text:span text:style-name="T41">Formula BaseFormula::_tseitin(const Formula &amp;f, AtomSet &amp;as, Formula &amp;tmp) const</text:span></text:p><text:p><text:span text:style-name="T41">{</text:span></text:p><text:p><text:span text:style-name="T41"><text:tab/></text:span><text:span text:style-name="T41">if (isNATF(f))</text:span></text:p><text:p><text:span text:style-name="T41"><text:tab/></text:span><text:span text:style-name="T41"><text:tab/></text:span><text:span text:style-name="T41"> <text:s text:c="3"/></text:span><text:span text:style-name="T41">return f;</text:span></text:p><text:p><text:span text:style-name="T41"/></text:p><text:p><text:span text:style-name="T41"><text:tab/></text:span><text:span text:style-name="T41">// apply transformation on subformulas</text:span></text:p><text:p><text:span text:style-name="T41"><text:tab/></text:span><text:span text:style-name="T41">Formula ts1 = _tseitin(((BinaryConnective*) f.get())-&gt;getOp1(), as, tmp);</text:span></text:p><text:p><text:span text:style-name="T41"><text:tab/></text:span><text:span text:style-name="T41">Formula ts2 = _tseitin(((BinaryConnective*) f.get())-&gt;getOp2(), as, tmp);</text:span></text:p><text:p><text:span text:style-name="T41"/></text:p><text:p><text:span text:style-name="T41"><text:tab/></text:span><text:span text:style-name="T41">// make new atom</text:span></text:p><text:p><text:span text:style-name="T41"><text:tab/></text:span><text:span text:style-name="T41">string id = getUniqueId(as);</text:span></text:p><text:p><text:span text:style-name="T41"><text:tab/></text:span><text:span text:style-name="T41">Formula atom = make_shared&lt;Atom&gt;(id);</text:span></text:p><text:p><text:span text:style-name="T41"><text:tab/></text:span><text:span text:style-name="T41">as.insert(id);</text:span></text:p><text:p><text:span text:style-name="T41"/></text:p><text:p><text:span text:style-name="T41"><text:tab/></text:span><text:span text:style-name="T41">Formula conn;</text:span></text:p><text:p><text:span text:style-name="T41"><text:tab/></text:span><text:span text:style-name="T41">switch (f-&gt;getType())</text:span></text:p><text:p><text:span text:style-name="T41"><text:tab/></text:span><text:span text:style-name="T41">{</text:span></text:p><text:p><text:span text:style-name="T41"><text:tab/></text:span><text:span text:style-name="T41"><text:tab/></text:span><text:span text:style-name="T41">case T_AND:</text:span></text:p><text:p><text:span text:style-name="T41"><text:tab/></text:span><text:span text:style-name="T41"><text:tab/></text:span><text:span text:style-name="T41"><text:tab/></text:span><text:span text:style-name="T41">conn = make_shared&lt;And&gt;(ts1, ts2);</text:span></text:p><text:p><text:span text:style-name="T41"><text:tab/></text:span><text:span text:style-name="T41"><text:tab/></text:span><text:span text:style-name="T41"><text:tab/></text:span><text:span text:style-name="T41">break;</text:span></text:p><text:p><text:span text:style-name="T41"><text:tab/></text:span><text:span text:style-name="T41"><text:tab/></text:span><text:span text:style-name="T41">case T_OR:</text:span></text:p><text:p><text:span text:style-name="T41"><text:tab/></text:span><text:span text:style-name="T41"><text:tab/></text:span><text:span text:style-name="T41"><text:tab/></text:span><text:span text:style-name="T41">conn = make_shared&lt;Or&gt;(ts1, ts2);</text:span></text:p><text:p><text:span text:style-name="T41"><text:tab/></text:span><text:span text:style-name="T41"><text:tab/></text:span><text:span text:style-name="T41"><text:tab/></text:span><text:span text:style-name="T41">break;</text:span></text:p><text:p><text:span text:style-name="T41"><text:tab/></text:span><text:span text:style-name="T41"><text:tab/></text:span><text:span text:style-name="T41">case T_IMP:</text:span></text:p><text:p><text:span text:style-name="T41"><text:tab/></text:span><text:span text:style-name="T41"><text:tab/></text:span><text:span text:style-name="T41"><text:tab/></text:span><text:span text:style-name="T41">conn = make_shared&lt;Imp&gt;(ts1, ts2);</text:span></text:p><text:p><text:span text:style-name="T41"><text:tab/></text:span><text:span text:style-name="T41"><text:tab/></text:span><text:span text:style-name="T41"><text:tab/></text:span><text:span text:style-name="T41">break;</text:span></text:p><text:p><text:span text:style-name="T41"><text:tab/></text:span><text:span text:style-name="T41"><text:tab/></text:span><text:span text:style-name="T41">case T_IFF:</text:span></text:p><text:p><text:span text:style-name="T41"><text:tab/></text:span><text:span text:style-name="T41"><text:tab/></text:span><text:span text:style-name="T41"><text:tab/></text:span><text:span text:style-name="T41">conn = make_shared&lt;Iff&gt;(ts1, ts2);</text:span></text:p><text:p><text:span text:style-name="T41"><text:tab/></text:span><text:span text:style-name="T41"><text:tab/></text:span><text:span text:style-name="T41"><text:tab/></text:span><text:span text:style-name="T41">break;</text:span></text:p><text:p><text:span text:style-name="T41"><text:tab/></text:span><text:span text:style-name="T41">}</text:span></text:p><text:p><text:span text:style-name="T41"/></text:p><text:p><text:span text:style-name="T41"><text:tab/></text:span><text:span text:style-name="T41">if (tmp.get() == nullptr)</text:span></text:p><text:p><text:span text:style-name="T41"><text:tab/></text:span><text:span text:style-name="T41"><text:tab/></text:span><text:span text:style-name="T41"> <text:s text:c="3"/></text:span><text:span text:style-name="T41">tmp = make_shared&lt;Iff&gt;(atom, conn);</text:span></text:p><text:p><text:span text:style-name="T41"><text:tab/></text:span><text:span text:style-name="T41">else</text:span></text:p><text:p><text:span text:style-name="T41"><text:tab/></text:span><text:span text:style-name="T41"><text:tab/></text:span><text:span text:style-name="T41"> <text:s text:c="3"/></text:span><text:span text:style-name="T41">tmp = make_shared&lt;And&gt;(tmp, make_shared&lt;Iff&gt;(atom, conn));</text:span></text:p><text:p><text:span text:style-name="T41"/></text:p><text:p><text:span text:style-name="T41"><text:tab/></text:span><text:span text:style-name="T41">return atom;</text:span></text:p><text:p><text:span text:style-name="T41">}</text:span></text:p></draw:text-box></draw:frame><text:soft-page-break/></text:p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4:09:06.385596037</meta:creation-date>
    <dc:date>2017-09-27T20:49:30.415230920</dc:date>
    <meta:editing-duration>PT1H12M38S</meta:editing-duration>
    <meta:editing-cycles>22</meta:editing-cycles>
    <meta:generator>LibreOffice/5.1.6.2$Linux_x86 LibreOffice_project/10m0$Build-2</meta:generator>
    <meta:document-statistic meta:table-count="1" meta:image-count="0" meta:object-count="5" meta:page-count="3" meta:paragraph-count="31" meta:word-count="521" meta:character-count="3724" meta:non-whitespace-character-count="3223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row>
              <mo fence="true" stretchy="false">(</mo>
              <mrow>
                <mrow>
                  <mi>q</mi>
                  <mo stretchy="false">∧</mo>
                  <mi>r</mi>
                </mrow>
              </mrow>
              <mo fence="true" stretchy="false">)</mo>
            </mrow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row>
              <mo stretchy="false">¬</mo>
              <mi>r</mi>
            </mrow>
          </mrow>
        </mrow>
        <mo fence="true" stretchy="false">)</mo>
      </mrow>
    </mrow>
    <annotation encoding="StarMath 5.0">(p or (q and r)) and (neg p or neg r)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sub>
              <mi>s</mi>
              <mn>1</mn>
            </msub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row>
              <mo stretchy="false">¬</mo>
              <mi>r</mi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1</mn>
            </msub>
            <mo stretchy="false">⇔</mo>
            <mrow>
              <mi>q</mi>
              <mo stretchy="false">∧</mo>
              <mi>r</mi>
            </mrow>
          </mrow>
        </mrow>
        <mo fence="true" stretchy="false">)</mo>
      </mrow>
    </mrow>
    <annotation encoding="StarMath 5.0">( p or s_1 ) and ( neg p or neg r ) and ( s_1 dlrarrow q and r )</annotation>
  </semantics>
</math>
</file>

<file path=Object 3/content.xml><?xml version="1.0" encoding="utf-8"?>
<math xmlns="http://www.w3.org/1998/Math/MathML" display="block">
  <semantics>
    <mrow>
      <msub>
        <mi>s</mi>
        <mn>2</mn>
      </msub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row>
              <mo stretchy="false">¬</mo>
              <mi>r</mi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1</mn>
            </msub>
            <mo stretchy="false">⇔</mo>
            <mrow>
              <mi>q</mi>
              <mo stretchy="false">∧</mo>
              <mi>r</mi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2</mn>
            </msub>
            <mo stretchy="false">⇔</mo>
            <mrow>
              <mi>p</mi>
              <mo stretchy="false">∨</mo>
              <msub>
                <mi>s</mi>
                <mn>1</mn>
              </msub>
            </mrow>
          </mrow>
        </mrow>
        <mo fence="true" stretchy="false">)</mo>
      </mrow>
    </mrow>
    <annotation encoding="StarMath 5.0">s_2 and ( neg p or neg r ) and ( s_1 dlrarrow q and r ) and ( s_2 dlrarrow p or s_1 )</annotation>
  </semantics>
</math>
</file>

<file path=Object 4/content.xml><?xml version="1.0" encoding="utf-8"?>
<math xmlns="http://www.w3.org/1998/Math/MathML" display="block">
  <semantics>
    <mrow>
      <msub>
        <mi>s</mi>
        <mn>2</mn>
      </msub>
      <mo stretchy="false">∧</mo>
      <msub>
        <mi>s</mi>
        <mn>3</mn>
      </msub>
      <mo stretchy="false">∧</mo>
      <mrow>
        <mo fence="true" stretchy="false">(</mo>
        <mrow>
          <mrow>
            <msub>
              <mi>s</mi>
              <mn>1</mn>
            </msub>
            <mo stretchy="false">⇔</mo>
            <mrow>
              <mi>q</mi>
              <mo stretchy="false">∧</mo>
              <mi>r</mi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2</mn>
            </msub>
            <mo stretchy="false">⇔</mo>
            <mrow>
              <mi>p</mi>
              <mo stretchy="false">∨</mo>
              <msub>
                <mi>s</mi>
                <mn>1</mn>
              </msub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3</mn>
            </msub>
            <mo stretchy="false">⇔</mo>
            <mrow>
              <mrow>
                <mo stretchy="false">¬</mo>
                <mi>p</mi>
              </mrow>
              <mo stretchy="false">∨</mo>
              <mrow>
                <mo stretchy="false">¬</mo>
                <mi>r</mi>
              </mrow>
            </mrow>
          </mrow>
        </mrow>
        <mo fence="true" stretchy="false">)</mo>
      </mrow>
    </mrow>
    <annotation encoding="StarMath 5.0">s_2 and s_3 and ( s_1 dlrarrow q and r ) and ( s_2 dlrarrow p or s_1 ) and ( s_3 dlrarrow neg p or neg r )</annotation>
  </semantics>
</math>
</file>

<file path=Object 5/content.xml><?xml version="1.0" encoding="utf-8"?>
<math xmlns="http://www.w3.org/1998/Math/MathML" display="block">
  <semantics>
    <mrow>
      <msub>
        <mi>s</mi>
        <mn>4</mn>
      </msub>
      <mo stretchy="false">∧</mo>
      <mrow>
        <mo fence="true" stretchy="false">(</mo>
        <mrow>
          <mrow>
            <msub>
              <mi>s</mi>
              <mn>1</mn>
            </msub>
            <mo stretchy="false">⇔</mo>
            <mrow>
              <mi>q</mi>
              <mo stretchy="false">∧</mo>
              <mi>r</mi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2</mn>
            </msub>
            <mo stretchy="false">⇔</mo>
            <mrow>
              <mi>p</mi>
              <mo stretchy="false">∨</mo>
              <msub>
                <mi>s</mi>
                <mn>1</mn>
              </msub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3</mn>
            </msub>
            <mo stretchy="false">⇔</mo>
            <mrow>
              <mrow>
                <mo stretchy="false">¬</mo>
                <mi>p</mi>
              </mrow>
              <mo stretchy="false">∨</mo>
              <mrow>
                <mo stretchy="false">¬</mo>
                <mi>r</mi>
              </mrow>
            </mrow>
          </mrow>
        </mrow>
        <mo fence="true" stretchy="false">)</mo>
      </mrow>
      <mo stretchy="false">∧</mo>
      <mrow>
        <mo fence="true" stretchy="false">(</mo>
        <mrow>
          <mrow>
            <msub>
              <mi>s</mi>
              <mn>4</mn>
            </msub>
            <mo stretchy="false">⇔</mo>
            <mrow>
              <msub>
                <mi>s</mi>
                <mn>2</mn>
              </msub>
              <mo stretchy="false">∧</mo>
              <msub>
                <mi>s</mi>
                <mn>3</mn>
              </msub>
            </mrow>
          </mrow>
        </mrow>
        <mo fence="true" stretchy="false">)</mo>
      </mrow>
    </mrow>
    <annotation encoding="StarMath 5.0">s_4 and (s_1 dlrarrow q and r) and ( s_2 dlrarrow p or s_1 ) and ( s_3 dlrarrow neg p or neg r ) and ( s_4 dlrarrow s_2 and s_3 )</annotation>
  </semantics>
</math>
</file>